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0ec" officeooo:paragraph-rsid="00151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lace del Modelo Educativo 2024 UNMSM</text:p>
      <text:p text:style-name="P1"/>
      <text:p text:style-name="P1"><text:a xlink:type="simple" xlink:href="https://viceacademico.unmsm.edu.pe/?news=modelo-educativo-2024-de-la-universidad-nacional-mayor-de-san-marcos" text:style-name="Internet_20_link" text:visited-style-name="Visited_20_Internet_20_Link"/></text:p>
      <text:p text:style-name="P1"/>
      <text:p text:style-name="P1"><text:a xlink:type="simple" xlink:href="https://viceacademico.unmsm.edu.pe/wp-content/uploads/2025/01/Modelo-Educativo-2024-de-la-Universidad-Nacional-Mayor-de-San-Marcos.pdf" text:style-name="Internet_20_link" text:visited-style-name="Visited_20_Internet_20_Link">https://viceacademico.unmsm.edu.pe/wp-content/uploads/2025/01/Modelo-Educativo-2024-de-la-Universidad-Nacional-Mayor-de-San-Marcos.pdf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11:56:38.672000000</meta:creation-date>
    <dc:date>2026-03-28T12:00:19.660428100</dc:date>
    <meta:editing-duration>PT7M20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2" meta:word-count="7" meta:character-count="172" meta:non-whitespace-character-count="167"/>
  </office:meta>
</office:document-meta>
</file>